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9.991cm"/>
    </style:style>
    <style:style style:name="co1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5.244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11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5.487cm"/>
    </style:style>
    <style:style style:name="co9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5.064cm"/>
    </style:style>
    <style:style style:name="co12" style:family="table-column">
      <style:table-column-properties fo:break-before="auto" style:column-width="3.856cm"/>
    </style:style>
    <style:style style:name="ro1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138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1cm" fo:break-before="auto" style:use-optimal-row-height="true"/>
    </style:style>
    <style:style style:name="ta3" style:family="table" style:master-page-name="PageStyle_5f_Workings">
      <style:table-properties table:display="tru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tru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fo:background-color="#bdd7ee" style:cell-protect="none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 style:data-style-name="N110">
      <style:table-cell-properties fo:border-bottom="0.035cm solid #000000" fo:background-color="#bdd7e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Excel_20_Built-in_20_Normal" style:data-style-name="N110">
      <style:table-cell-properties fo:border-bottom="0.088cm solid #000000" fo:background-color="#66ff66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Excel_20_Built-in_20_Normal" style:data-style-name="N8036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 style:data-style-name="N8036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language="en" fo:country="GB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23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30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 style:data-style-name="N8036"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Normal" style:data-style-name="N8036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ext-properties fo:color="#c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Excel_20_Built-in_20_Normal" style:data-style-name="N8036"/>
    <style:style style:name="ce36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0" style:family="table-cell" style:parent-style-name="Excel_20_Built-in_20_Normal" style:data-style-name="N8036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1" table:number-columns-repeated="1015" table:default-cell-style-name="Excel_20_Built-in_20_Normal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Home Name</text:p>
          </table:table-cell>
          <table:table-cell table:style-name="ce11" office:value-type="string">
            <text:p>Waterfield house</text:p>
          </table:table-cell>
          <table:table-cell table:style-name="ce18" office:value-type="string" table:number-columns-spanned="2" table:number-rows-spanned="4">
            <text:p>Monthly Food Cost Sheet MAY</text:p>
          </table:table-cell>
          <table:covered-table-cell table:style-name="ce26"/>
          <table:table-cell table:number-columns-repeated="1019"/>
        </table:table-row>
        <table:table-row table:style-name="ro3">
          <table:table-cell/>
          <table:table-cell table:style-name="ce3" office:value-type="string">
            <text:p>Monthly Budget</text:p>
          </table:table-cell>
          <table:table-cell table:style-name="ce12" table:formula="of:=SUM([.E8:.E287])" office:value-type="float" office:value="1745.25">
            <text:p>1,745.25 </text:p>
          </table:table-cell>
          <table:covered-table-cell table:style-name="ce19"/>
          <table:covered-table-cell table:style-name="ce27"/>
          <table:table-cell table:number-columns-repeated="1019"/>
        </table:table-row>
        <table:table-row table:style-name="ro3">
          <table:table-cell/>
          <table:table-cell table:style-name="ce4" office:value-type="string">
            <text:p>Total Spend</text:p>
          </table:table-cell>
          <table:table-cell table:style-name="ce12" table:formula="of:=SUM([.E9:.E288])" office:value-type="float" office:value="1745.25">
            <text:p>1,745.25 </text:p>
          </table:table-cell>
          <table:covered-table-cell table:style-name="ce19"/>
          <table:covered-table-cell table:style-name="ce27"/>
          <table:table-cell table:number-columns-repeated="1019"/>
        </table:table-row>
        <table:table-row table:style-name="ro3">
          <table:table-cell/>
          <table:table-cell table:style-name="ce5" office:value-type="string">
            <text:p>Remaining Monthly Budget</text:p>
          </table:table-cell>
          <table:table-cell table:style-name="ce13" table:formula="of:=[.C3]-[.C4]" office:value-type="float" office:value="0">
            <text:p>0.00 </text:p>
          </table:table-cell>
          <table:covered-table-cell table:style-name="ce20"/>
          <table:covered-table-cell table:style-name="ce28"/>
          <table:table-cell table:number-columns-repeated="1019"/>
        </table:table-row>
        <table:table-row table:style-name="ro4" table:visibility="collapse">
          <table:table-cell/>
          <table:table-cell table:style-name="ce6"/>
          <table:table-cell table:style-name="ce14"/>
          <table:table-cell table:style-name="ce21" table:number-columns-repeated="2"/>
          <table:table-cell table:number-columns-repeated="1019"/>
        </table:table-row>
        <table:table-row table:style-name="ro5">
          <table:table-cell/>
          <table:table-cell table:style-name="ce7" office:value-type="string" table:number-columns-spanned="4" table:number-rows-spanned="1">
            <text:p>Orders</text:p>
          </table:table-cell>
          <table:covered-table-cell table:number-columns-repeated="3" table:style-name="ce7"/>
          <table:table-cell table:number-columns-repeated="1019"/>
        </table:table-row>
        <table:table-row table:style-name="ro7">
          <table:table-cell/>
          <table:table-cell table:style-name="ce8" office:value-type="string">
            <text:p>Supplier</text:p>
          </table:table-cell>
          <table:table-cell table:style-name="ce8" office:value-type="string">
            <text:p>Scheduled Delivery Date</text:p>
          </table:table-cell>
          <table:table-cell table:style-name="ce8" office:value-type="string">
            <text:p>Order Reference Number</text:p>
          </table:table-cell>
          <table:table-cell table:style-name="ce8" office:value-type="string">
            <text:p>Order Amount (inc VAT)</text:p>
          </table:table-cell>
          <table:table-cell table:style-name="ce32"/>
          <table:table-cell table:number-columns-repeated="1018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5" office:value-type="date" office:date-value="2023-05-02">
            <text:p>02/05/2023</text:p>
          </table:table-cell>
          <table:table-cell table:style-name="ce22" office:value-type="string">
            <text:p>EC12513243 </text:p>
          </table:table-cell>
          <table:table-cell table:style-name="ce29" office:value-type="float" office:value="1396.15">
            <text:p>1,396.15 </text:p>
          </table:table-cell>
          <table:table-cell table:style-name="ce33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5" office:value-type="date" office:date-value="2023-05-05">
            <text:p>05/05/2023</text:p>
          </table:table-cell>
          <table:table-cell table:style-name="ce22" office:value-type="string">
            <text:p>EC12577518</text:p>
          </table:table-cell>
          <table:table-cell table:style-name="ce29" office:value-type="float" office:value="349.1">
            <text:p>349.10 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3"/>
          <table:table-cell table:style-name="ce30"/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/>
          <table:table-cell table:style-name="ce10"/>
          <table:table-cell table:style-name="ce17"/>
          <table:table-cell table:style-name="ce24"/>
          <table:table-cell table:style-name="ce31"/>
          <table:table-cell table:style-name="ce34" table:number-columns-repeated="5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25"/>
          <table:table-cell table:number-columns-repeated="1020"/>
        </table:table-row>
        <table:table-row table:style-name="ro1">
          <table:table-cell table:number-columns-repeated="3"/>
          <table:table-cell table:style-name="ce25"/>
          <table:table-cell/>
          <table:table-cell office:value-type="string">
            <text:p><text:s/></text:p>
          </table:table-cell>
          <table:table-cell table:number-columns-repeated="1018"/>
        </table:table-row>
        <table:table-row table:style-name="ro1" table:number-rows-repeated="28">
          <table:table-cell table:number-columns-repeated="3"/>
          <table:table-cell table:style-name="ce25"/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ata Dump" table:style-name="ta4" table:print="false">
        <table:table-column table:style-name="co7" table:default-cell-style-name="ce38"/>
        <table:table-column table:style-name="co8" table:number-columns-repeated="2" table:default-cell-style-name="ce38"/>
        <table:table-column table:style-name="co9" table:default-cell-style-name="ce38"/>
        <table:table-column table:style-name="co11" table:default-cell-style-name="ce38"/>
        <table:table-column table:style-name="co12" table:default-cell-style-name="ce38"/>
        <table:table-column table:style-name="co1" table:number-columns-repeated="1018" table:default-cell-style-name="Excel_20_Built-in_20_Normal"/>
        <table:table-row table:style-name="ro6">
          <table:table-cell table:style-name="ce36" office:value-type="string">
            <text:p>Home Name</text:p>
          </table:table-cell>
          <table:table-cell table:style-name="ce36" office:value-type="string">
            <text:p>Name of supplier</text:p>
          </table:table-cell>
          <table:table-cell table:style-name="ce36" office:value-type="string">
            <text:p>Order Date</text:p>
          </table:table-cell>
          <table:table-cell table:style-name="ce36" office:value-type="string">
            <text:p>Order Number</text:p>
          </table:table-cell>
          <table:table-cell table:style-name="ce36" office:value-type="string">
            <text:p>total cost of order (inc VAT)</text:p>
          </table:table-cell>
          <table:table-cell table:style-name="ce36" office:value-type="string">
            <text:p>Total Weekly Budget</text:p>
          </table:table-cell>
          <table:table-cell table:number-columns-repeated="1018"/>
        </table:table-row>
        <table:table-row table:style-name="ro1">
          <table:table-cell table:style-name="ce37" table:formula="of:=[$'Budget Sheet'.$C$2]" office:value-type="string" office:string-value="Waterfield house">
            <text:p>Waterfield house</text:p>
          </table:table-cell>
          <table:table-cell table:style-name="ce37" table:formula="of:=[$'Budget Sheet'.B9]" office:value-type="string" office:string-value="Brakes">
            <text:p>Brakes</text:p>
          </table:table-cell>
          <table:table-cell table:style-name="ce40" table:formula="of:=[$'Budget Sheet'.C9]" office:value-type="date" office:date-value="2023-05-02">
            <text:p>02/05/2023</text:p>
          </table:table-cell>
          <table:table-cell table:style-name="ce37" table:formula="of:=[$'Budget Sheet'.D9]" office:value-type="string" office:string-value="EC12513243 ">
            <text:p>EC12513243 </text:p>
          </table:table-cell>
          <table:table-cell table:style-name="ce41" table:formula="of:=[$'Budget Sheet'.E9]" office:value-type="float" office:value="1396.15">
            <text:p>1,396.15 </text:p>
          </table:table-cell>
          <table:table-cell table:style-name="ce41" table:formula="of:=[$'Budget Sheet'.$C$4]" office:value-type="float" office:value="1745.25">
            <text:p>1,745.25 </text:p>
          </table:table-cell>
          <table:table-cell table:number-columns-repeated="1018"/>
        </table:table-row>
        <table:table-row table:style-name="ro1">
          <table:table-cell table:style-name="ce37" table:formula="of:=[$'Budget Sheet'.$C$2]" office:value-type="string" office:string-value="Waterfield house">
            <text:p>Waterfield house</text:p>
          </table:table-cell>
          <table:table-cell table:style-name="ce37" table:formula="of:=[$'Budget Sheet'.B10]" office:value-type="string" office:string-value="Brakes">
            <text:p>Brakes</text:p>
          </table:table-cell>
          <table:table-cell table:style-name="ce40" table:formula="of:=[$'Budget Sheet'.C10]" office:value-type="date" office:date-value="2023-05-05">
            <text:p>05/05/2023</text:p>
          </table:table-cell>
          <table:table-cell table:style-name="ce37" table:formula="of:=[$'Budget Sheet'.D10]" office:value-type="string" office:string-value="EC12577518">
            <text:p>EC12577518</text:p>
          </table:table-cell>
          <table:table-cell table:style-name="ce42" table:formula="of:=[$'Budget Sheet'.E10]" office:value-type="float" office:value="349.1">
            <text:p>349.10 </text:p>
          </table:table-cell>
          <table:table-cell table:style-name="ce42" table:formula="of:=[$'Budget Sheet'.$C$4]" office:value-type="float" office:value="1745.25">
            <text:p>1,745.25 </text:p>
          </table:table-cell>
          <table:table-cell table:number-columns-repeated="1018"/>
        </table:table-row>
        <table:table-row table:style-name="ro1">
          <table:table-cell table:style-name="ce37" table:formula="of:=[$'Budget Sheet'.$C$2]" office:value-type="string" office:string-value="Waterfield house">
            <text:p>Waterfield house</text:p>
          </table:table-cell>
          <table:table-cell table:style-name="ce37" table:formula="of:=[$'Budget Sheet'.B#REF!]" office:value-type="float" office:value="0">
            <text:p>#REF!</text:p>
          </table:table-cell>
          <table:table-cell table:style-name="ce40" table:formula="of:=[$'Budget Sheet'.C#REF!]" office:value-type="date" office:date-value="1899-12-30">
            <text:p>#REF!</text:p>
          </table:table-cell>
          <table:table-cell table:style-name="ce37" table:formula="of:=[$'Budget Sheet'.D#REF!]" office:value-type="float" office:value="0">
            <text:p>#REF!</text:p>
          </table:table-cell>
          <table:table-cell table:style-name="ce42" table:formula="of:=[$'Budget Sheet'.E#REF!]" office:value-type="float" office:value="0">
            <text:p>#REF!</text:p>
          </table:table-cell>
          <table:table-cell table:style-name="ce42" table:formula="of:=[$'Budget Sheet'.$C$4]" office:value-type="float" office:value="1745.25">
            <text:p>1,745.25 </text:p>
          </table:table-cell>
          <table:table-cell table:number-columns-repeated="1018"/>
        </table:table-row>
        <table:table-row table:style-name="ro1">
          <table:table-cell table:style-name="ce37" table:formula="of:=[$'Budget Sheet'.$C$2]" office:value-type="string" office:string-value="Waterfield house">
            <text:p>Waterfield house</text:p>
          </table:table-cell>
          <table:table-cell table:style-name="ce37" table:formula="of:=[$'Budget Sheet'.B#REF!]" office:value-type="float" office:value="0">
            <text:p>#REF!</text:p>
          </table:table-cell>
          <table:table-cell table:style-name="ce40" table:formula="of:=[$'Budget Sheet'.C#REF!]" office:value-type="date" office:date-value="1899-12-30">
            <text:p>#REF!</text:p>
          </table:table-cell>
          <table:table-cell table:style-name="ce37" table:formula="of:=[$'Budget Sheet'.D#REF!]" office:value-type="float" office:value="0">
            <text:p>#REF!</text:p>
          </table:table-cell>
          <table:table-cell table:style-name="ce42" table:formula="of:=[$'Budget Sheet'.E#REF!]" office:value-type="float" office:value="0">
            <text:p>#REF!</text:p>
          </table:table-cell>
          <table:table-cell table:style-name="ce42" table:formula="of:=[$'Budget Sheet'.$C$4]" office:value-type="float" office:value="1745.25">
            <text:p>1,745.25 </text:p>
          </table:table-cell>
          <table:table-cell table:number-columns-repeated="1018"/>
        </table:table-row>
        <table:table-row table:style-name="ro1">
          <table:table-cell table:style-name="ce37" table:formula="of:=[$'Budget Sheet'.$C$2]" office:value-type="string" office:string-value="Waterfield house">
            <text:p>Waterfield house</text:p>
          </table:table-cell>
          <table:table-cell table:style-name="ce37" table:formula="of:=[$'Budget Sheet'.B#REF!]" office:value-type="float" office:value="0">
            <text:p>#REF!</text:p>
          </table:table-cell>
          <table:table-cell table:style-name="ce40" table:formula="of:=[$'Budget Sheet'.C#REF!]" office:value-type="date" office:date-value="1899-12-30">
            <text:p>#REF!</text:p>
          </table:table-cell>
          <table:table-cell table:style-name="ce37" table:formula="of:=[$'Budget Sheet'.D#REF!]" office:value-type="float" office:value="0">
            <text:p>#REF!</text:p>
          </table:table-cell>
          <table:table-cell table:style-name="ce42" table:formula="of:=[$'Budget Sheet'.E#REF!]" office:value-type="float" office:value="0">
            <text:p>#REF!</text:p>
          </table:table-cell>
          <table:table-cell table:style-name="ce42" table:formula="of:=[$'Budget Sheet'.$C$4]" office:value-type="float" office:value="1745.25">
            <text:p>1,745.25 </text:p>
          </table:table-cell>
          <table:table-cell table:number-columns-repeated="1018"/>
        </table:table-row>
        <table:table-row table:style-name="ro1">
          <table:table-cell table:style-name="ce37" table:formula="of:=[$'Budget Sheet'.$C$2]" office:value-type="string" office:string-value="Waterfield house">
            <text:p>Waterfield house</text:p>
          </table:table-cell>
          <table:table-cell table:style-name="ce37" table:formula="of:=[$'Budget Sheet'.B#REF!]" office:value-type="float" office:value="0">
            <text:p>#REF!</text:p>
          </table:table-cell>
          <table:table-cell table:style-name="ce40" table:formula="of:=[$'Budget Sheet'.C#REF!]" office:value-type="date" office:date-value="1899-12-30">
            <text:p>#REF!</text:p>
          </table:table-cell>
          <table:table-cell table:style-name="ce37" table:formula="of:=[$'Budget Sheet'.D#REF!]" office:value-type="float" office:value="0">
            <text:p>#REF!</text:p>
          </table:table-cell>
          <table:table-cell table:style-name="ce42" table:formula="of:=[$'Budget Sheet'.E#REF!]" office:value-type="float" office:value="0">
            <text:p>#REF!</text:p>
          </table:table-cell>
          <table:table-cell table:style-name="ce42" table:formula="of:=[$'Budget Sheet'.$C$4]" office:value-type="float" office:value="1745.25">
            <text:p>1,745.25 </text:p>
          </table:table-cell>
          <table:table-cell table:number-columns-repeated="1018"/>
        </table:table-row>
        <table:table-row table:style-name="ro1">
          <table:table-cell table:style-name="ce37" table:formula="of:=[$'Budget Sheet'.$C$2]" office:value-type="string" office:string-value="Waterfield house">
            <text:p>Waterfield house</text:p>
          </table:table-cell>
          <table:table-cell table:style-name="ce37" table:formula="of:=[$'Budget Sheet'.B#REF!]" office:value-type="float" office:value="0">
            <text:p>#REF!</text:p>
          </table:table-cell>
          <table:table-cell table:style-name="ce40" table:formula="of:=[$'Budget Sheet'.C#REF!]" office:value-type="date" office:date-value="1899-12-30">
            <text:p>#REF!</text:p>
          </table:table-cell>
          <table:table-cell table:style-name="ce37" table:formula="of:=[$'Budget Sheet'.D#REF!]" office:value-type="float" office:value="0">
            <text:p>#REF!</text:p>
          </table:table-cell>
          <table:table-cell table:style-name="ce42" table:formula="of:=[$'Budget Sheet'.E#REF!]" office:value-type="float" office:value="0">
            <text:p>#REF!</text:p>
          </table:table-cell>
          <table:table-cell table:style-name="ce42" table:formula="of:=[$'Budget Sheet'.$C$4]" office:value-type="float" office:value="1745.25">
            <text:p>1,745.25 </text:p>
          </table:table-cell>
          <table:table-cell table:number-columns-repeated="1018"/>
        </table:table-row>
        <table:table-row table:style-name="ro1">
          <table:table-cell table:style-name="ce37" table:formula="of:=[$'Budget Sheet'.$C$2]" office:value-type="string" office:string-value="Waterfield house">
            <text:p>Waterfield house</text:p>
          </table:table-cell>
          <table:table-cell table:style-name="ce37" table:formula="of:=[$'Budget Sheet'.B#REF!]" office:value-type="float" office:value="0">
            <text:p>#REF!</text:p>
          </table:table-cell>
          <table:table-cell table:style-name="ce40" table:formula="of:=[$'Budget Sheet'.C#REF!]" office:value-type="date" office:date-value="1899-12-30">
            <text:p>#REF!</text:p>
          </table:table-cell>
          <table:table-cell table:style-name="ce37" table:formula="of:=[$'Budget Sheet'.D#REF!]" office:value-type="float" office:value="0">
            <text:p>#REF!</text:p>
          </table:table-cell>
          <table:table-cell table:style-name="ce42" table:formula="of:=[$'Budget Sheet'.E#REF!]" office:value-type="float" office:value="0">
            <text:p>#REF!</text:p>
          </table:table-cell>
          <table:table-cell table:style-name="ce42" table:formula="of:=[$'Budget Sheet'.$C$4]" office:value-type="float" office:value="1745.25">
            <text:p>1,745.25 </text:p>
          </table:table-cell>
          <table:table-cell table:number-columns-repeated="1018"/>
        </table:table-row>
        <table:table-row table:style-name="ro1">
          <table:table-cell table:style-name="ce37" table:formula="of:=[$'Budget Sheet'.$C$2]" office:value-type="string" office:string-value="Waterfield house">
            <text:p>Waterfield house</text:p>
          </table:table-cell>
          <table:table-cell table:style-name="ce37" table:formula="of:=[$'Budget Sheet'.B#REF!]" office:value-type="float" office:value="0">
            <text:p>#REF!</text:p>
          </table:table-cell>
          <table:table-cell table:style-name="ce40" table:formula="of:=[$'Budget Sheet'.C#REF!]" office:value-type="date" office:date-value="1899-12-30">
            <text:p>#REF!</text:p>
          </table:table-cell>
          <table:table-cell table:style-name="ce37" table:formula="of:=[$'Budget Sheet'.D#REF!]" office:value-type="float" office:value="0">
            <text:p>#REF!</text:p>
          </table:table-cell>
          <table:table-cell table:style-name="ce42" table:formula="of:=[$'Budget Sheet'.E#REF!]" office:value-type="float" office:value="0">
            <text:p>#REF!</text:p>
          </table:table-cell>
          <table:table-cell table:style-name="ce42" table:formula="of:=[$'Budget Sheet'.$C$4]" office:value-type="float" office:value="1745.25">
            <text:p>1,745.25 </text:p>
          </table:table-cell>
          <table:table-cell table:number-columns-repeated="1018"/>
        </table:table-row>
        <table:table-row table:style-name="ro1">
          <table:table-cell table:style-name="ce37" table:formula="of:=[$'Budget Sheet'.$C$2]" office:value-type="string" office:string-value="Waterfield house">
            <text:p>Waterfield house</text:p>
          </table:table-cell>
          <table:table-cell table:style-name="ce37" table:formula="of:=[$'Budget Sheet'.B#REF!]" office:value-type="float" office:value="0">
            <text:p>#REF!</text:p>
          </table:table-cell>
          <table:table-cell table:style-name="ce40" table:formula="of:=[$'Budget Sheet'.C#REF!]" office:value-type="date" office:date-value="1899-12-30">
            <text:p>#REF!</text:p>
          </table:table-cell>
          <table:table-cell table:style-name="ce37" table:formula="of:=[$'Budget Sheet'.D#REF!]" office:value-type="float" office:value="0">
            <text:p>#REF!</text:p>
          </table:table-cell>
          <table:table-cell table:style-name="ce42" table:formula="of:=[$'Budget Sheet'.E#REF!]" office:value-type="float" office:value="0">
            <text:p>#REF!</text:p>
          </table:table-cell>
          <table:table-cell table:style-name="ce42" table:formula="of:=[$'Budget Sheet'.$C$4]" office:value-type="float" office:value="1745.25">
            <text:p>1,745.25 </text:p>
          </table:table-cell>
          <table:table-cell table:number-columns-repeated="1018"/>
        </table:table-row>
        <table:table-row table:style-name="ro1">
          <table:table-cell table:style-name="ce37" table:formula="of:=[$'Budget Sheet'.$C$2]" office:value-type="string" office:string-value="Waterfield house">
            <text:p>Waterfield house</text:p>
          </table:table-cell>
          <table:table-cell table:style-name="ce37" table:formula="of:=[$'Budget Sheet'.B#REF!]" office:value-type="float" office:value="0">
            <text:p>#REF!</text:p>
          </table:table-cell>
          <table:table-cell table:style-name="ce40" table:formula="of:=[$'Budget Sheet'.C#REF!]" office:value-type="date" office:date-value="1899-12-30">
            <text:p>#REF!</text:p>
          </table:table-cell>
          <table:table-cell table:style-name="ce37" table:formula="of:=[$'Budget Sheet'.D#REF!]" office:value-type="float" office:value="0">
            <text:p>#REF!</text:p>
          </table:table-cell>
          <table:table-cell table:style-name="ce42" table:formula="of:=[$'Budget Sheet'.E#REF!]" office:value-type="float" office:value="0">
            <text:p>#REF!</text:p>
          </table:table-cell>
          <table:table-cell table:style-name="ce42" table:formula="of:=[$'Budget Sheet'.$C$4]" office:value-type="float" office:value="1745.25">
            <text:p>1,745.25 </text:p>
          </table:table-cell>
          <table:table-cell table:number-columns-repeated="1018"/>
        </table:table-row>
        <table:table-row table:style-name="ro1">
          <table:table-cell table:style-name="ce37" table:formula="of:=[$'Budget Sheet'.$C$2]" office:value-type="string" office:string-value="Waterfield house">
            <text:p>Waterfield house</text:p>
          </table:table-cell>
          <table:table-cell table:style-name="ce37" table:formula="of:=[$'Budget Sheet'.B#REF!]" office:value-type="float" office:value="0">
            <text:p>#REF!</text:p>
          </table:table-cell>
          <table:table-cell table:style-name="ce40" table:formula="of:=[$'Budget Sheet'.C#REF!]" office:value-type="date" office:date-value="1899-12-30">
            <text:p>#REF!</text:p>
          </table:table-cell>
          <table:table-cell table:style-name="ce37" table:formula="of:=[$'Budget Sheet'.D#REF!]" office:value-type="float" office:value="0">
            <text:p>#REF!</text:p>
          </table:table-cell>
          <table:table-cell table:style-name="ce42" table:formula="of:=[$'Budget Sheet'.E#REF!]" office:value-type="float" office:value="0">
            <text:p>#REF!</text:p>
          </table:table-cell>
          <table:table-cell table:style-name="ce42" table:formula="of:=[$'Budget Sheet'.$C$4]" office:value-type="float" office:value="1745.25">
            <text:p>1,745.25 </text:p>
          </table:table-cell>
          <table:table-cell table:number-columns-repeated="1018"/>
        </table:table-row>
        <table:table-row table:style-name="ro1">
          <table:table-cell table:style-name="ce37" table:formula="of:=[$'Budget Sheet'.$C$2]" office:value-type="string" office:string-value="Waterfield house">
            <text:p>Waterfield house</text:p>
          </table:table-cell>
          <table:table-cell table:style-name="ce37" table:formula="of:=[$'Budget Sheet'.B#REF!]" office:value-type="float" office:value="0">
            <text:p>#REF!</text:p>
          </table:table-cell>
          <table:table-cell table:style-name="ce40" table:formula="of:=[$'Budget Sheet'.C#REF!]" office:value-type="date" office:date-value="1899-12-30">
            <text:p>#REF!</text:p>
          </table:table-cell>
          <table:table-cell table:style-name="ce37" table:formula="of:=[$'Budget Sheet'.D#REF!]" office:value-type="float" office:value="0">
            <text:p>#REF!</text:p>
          </table:table-cell>
          <table:table-cell table:style-name="ce42" table:formula="of:=[$'Budget Sheet'.E#REF!]" office:value-type="float" office:value="0">
            <text:p>#REF!</text:p>
          </table:table-cell>
          <table:table-cell table:style-name="ce42" table:formula="of:=[$'Budget Sheet'.$C$4]" office:value-type="float" office:value="1745.25">
            <text:p>1,745.25 </text:p>
          </table:table-cell>
          <table:table-cell table:number-columns-repeated="1018"/>
        </table:table-row>
        <table:table-row table:style-name="ro1">
          <table:table-cell table:style-name="ce37" table:formula="of:=[$'Budget Sheet'.$C$2]" office:value-type="string" office:string-value="Waterfield house">
            <text:p>Waterfield house</text:p>
          </table:table-cell>
          <table:table-cell table:style-name="ce37" table:formula="of:=[$'Budget Sheet'.B#REF!]" office:value-type="float" office:value="0">
            <text:p>#REF!</text:p>
          </table:table-cell>
          <table:table-cell table:style-name="ce40" table:formula="of:=[$'Budget Sheet'.C#REF!]" office:value-type="date" office:date-value="1899-12-30">
            <text:p>#REF!</text:p>
          </table:table-cell>
          <table:table-cell table:style-name="ce37" table:formula="of:=[$'Budget Sheet'.D#REF!]" office:value-type="float" office:value="0">
            <text:p>#REF!</text:p>
          </table:table-cell>
          <table:table-cell table:style-name="ce42" table:formula="of:=[$'Budget Sheet'.E#REF!]" office:value-type="float" office:value="0">
            <text:p>#REF!</text:p>
          </table:table-cell>
          <table:table-cell table:style-name="ce42" table:formula="of:=[$'Budget Sheet'.$C$4]" office:value-type="float" office:value="1745.25">
            <text:p>1,745.25 </text:p>
          </table:table-cell>
          <table:table-cell table:number-columns-repeated="1018"/>
        </table:table-row>
        <table:table-row table:style-name="ro1">
          <table:table-cell table:style-name="ce37" table:formula="of:=[$'Budget Sheet'.$C$2]" office:value-type="string" office:string-value="Waterfield house">
            <text:p>Waterfield house</text:p>
          </table:table-cell>
          <table:table-cell table:style-name="ce37" table:formula="of:=[$'Budget Sheet'.B11]" office:value-type="string" office:string-value=" ">
            <text:p><text:s/></text:p>
          </table:table-cell>
          <table:table-cell table:style-name="ce37"/>
          <table:table-cell table:style-name="ce37" table:formula="of:=[$'Budget Sheet'.D11]" office:value-type="float" office:value="0">
            <text:p>0</text:p>
          </table:table-cell>
          <table:table-cell table:style-name="ce42" table:formula="of:=[$'Budget Sheet'.E11]" office:value-type="float" office:value="0">
            <text:p>0.00 </text:p>
          </table:table-cell>
          <table:table-cell table:style-name="ce42" table:formula="of:=[$'Budget Sheet'.$C$4]" office:value-type="float" office:value="1745.25">
            <text:p>1,745.25 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Workings" table:style-name="ta3" table:print="false">
        <table:table-column table:style-name="co10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Home Name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Alexandra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Ashwood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ennett Lodge 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lackthorn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cebridg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mwe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ywood Garden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ewster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oomhill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ldwell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rolyne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rrickfergus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alkwell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elmunds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erry Tree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ity View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laridge Plac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rowstone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astham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lizabeth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ve Bell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velyn Ma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Four Acre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Frank Foster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lenabbey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raysford Ha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reenbank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ero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ighview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umfrey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Ivy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Jubile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Kathry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Kintullagh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ancaster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aureat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eatherlan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eawood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ibert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ganberry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ng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w Furlong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wer Meado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delayn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delayne Court (NI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gherafelt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un 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eadow 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emor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ill House Nursing Hom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ulberry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ak Tree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ldfield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rchard Blyth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rchar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Parkview (Warwick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Parkview (Witham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edbon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s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sedal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wena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ilvanna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t Michaels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tafford Ha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allis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he Belmon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he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aterfield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eavers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estwood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hitecrof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llow Grov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ndl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ndmill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sde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oodbury Court</text:p>
          </table:table-cell>
          <table:table-cell table:number-columns-repeated="102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Budget Sheet'.$A$1" table:cell-range-address="$Workings.$A$1:.$A$77"/>
        </table:named-expressions>
      </table:table>
      <table:named-expressions/>
      <table:database-ranges>
        <table:database-range table:name="_xlnm._FilterDatabase" table:target-range-address="Workings.A1:Workings.A7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5">05/05/2023</text:date>, <text:time>17:1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heet" style:display-name="PageStyle_Budge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ump" style:display-name="PageStyle_Data Du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s" style:display-name="PageStyle_Work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05T17:19:10.68</dc:date>
    <meta:generator>OpenOffice/4.1.13$Win32 OpenOffice.org_project/4113m1$Build-9810</meta:generator>
    <meta:editing-duration>P5DT10H36M32S</meta:editing-duration>
    <meta:editing-cycles>9</meta:editing-cycles>
    <meta:document-statistic meta:table-count="3" meta:cell-count="200" meta:object-count="0"/>
  </office:meta>
</office:document-meta>
</file>